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L-Adapt configurations’ Memory Usage" table:style-name="ta1">
        <table:table-column table:style-name="co1" table:default-cell-style-name="ce4"/>
        <table:table-column table:style-name="co2" table:number-columns-repeated="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4"/>
        </table:table-row>
        <table:table-row table:style-name="ro1">
          <table:covered-table-cell table:style-name="ce2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720.529" calcext:value-type="float">
            <text:p>720.529</text:p>
          </table:table-cell>
          <table:table-cell office:value-type="float" office:value="714.299815498155" calcext:value-type="float">
            <text:p>714.300</text:p>
          </table:table-cell>
          <table:table-cell office:value-type="float" office:value="581.75" calcext:value-type="float">
            <text:p>581.750</text:p>
          </table:table-cell>
          <table:table-cell office:value-type="float" office:value="715.403" calcext:value-type="float">
            <text:p>715.403</text:p>
          </table:table-cell>
          <table:table-cell office:value-type="float" office:value="763.784" calcext:value-type="float">
            <text:p>763.78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700.797" calcext:value-type="float">
            <text:p>700.797</text:p>
          </table:table-cell>
          <table:table-cell office:value-type="float" office:value="750.105798012452" calcext:value-type="float">
            <text:p>750.106</text:p>
          </table:table-cell>
          <table:table-cell office:value-type="float" office:value="577.97" calcext:value-type="float">
            <text:p>577.970</text:p>
          </table:table-cell>
          <table:table-cell office:value-type="float" office:value="617.266" calcext:value-type="float">
            <text:p>617.266</text:p>
          </table:table-cell>
          <table:table-cell office:value-type="float" office:value="486.537" calcext:value-type="float">
            <text:p>486.537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567.822" calcext:value-type="float">
            <text:p>567.822</text:p>
          </table:table-cell>
          <table:table-cell office:value-type="float" office:value="479.203888952952" calcext:value-type="float">
            <text:p>479.204</text:p>
          </table:table-cell>
          <table:table-cell office:value-type="float" office:value="529.972" calcext:value-type="float">
            <text:p>529.972</text:p>
          </table:table-cell>
          <table:table-cell office:value-type="float" office:value="557.787" calcext:value-type="float">
            <text:p>557.787</text:p>
          </table:table-cell>
          <table:table-cell office:value-type="float" office:value="478.224" calcext:value-type="float">
            <text:p>478.22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467.689858217593" calcext:value-type="float">
            <text:p>467.690</text:p>
          </table:table-cell>
          <table:table-cell office:value-type="float" office:value="538.607" calcext:value-type="float">
            <text:p>538.607</text:p>
          </table:table-cell>
          <table:table-cell office:value-type="float" office:value="615.01" calcext:value-type="float">
            <text:p>615.010</text:p>
          </table:table-cell>
          <table:table-cell office:value-type="float" office:value="541.751" calcext:value-type="float">
            <text:p>541.751</text:p>
          </table:table-cell>
        </table:table-row>
        <table:table-row table:style-name="ro1">
          <table:table-cell office:value-type="string" calcext:value-type="string">
            <text:p>Best ML-Adapt</text:p>
          </table:table-cell>
          <table:table-cell office:value-type="float" office:value="700.797" calcext:value-type="float">
            <text:p>700.797</text:p>
          </table:table-cell>
          <table:table-cell office:value-type="float" office:value="714.299815498155" calcext:value-type="float">
            <text:p>714.300</text:p>
          </table:table-cell>
          <table:table-cell office:value-type="float" office:value="581.75" calcext:value-type="float">
            <text:p>581.750</text:p>
          </table:table-cell>
          <table:table-cell office:value-type="float" office:value="715.403" calcext:value-type="float">
            <text:p>715.403</text:p>
          </table:table-cell>
          <table:table-cell office:value-type="float" office:value="763.784" calcext:value-type="float">
            <text:p>763.784</text:p>
          </table:table-cell>
        </table:table-row>
        <table:table-row table:style-name="ro1">
          <table:table-cell office:value-type="string" calcext:value-type="string">
            <text:p>Worst ML-Adapt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467.689858217593" calcext:value-type="float">
            <text:p>467.690</text:p>
          </table:table-cell>
          <table:table-cell office:value-type="float" office:value="538.607" calcext:value-type="float">
            <text:p>538.607</text:p>
          </table:table-cell>
          <table:table-cell office:value-type="float" office:value="615.01" calcext:value-type="float">
            <text:p>615.010</text:p>
          </table:table-cell>
          <table:table-cell office:value-type="float" office:value="541.751" calcext:value-type="float">
            <text:p>541.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7:25:35.649396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6T07:26:47.611299429</dc:date>
    <meta:editing-duration>PT13M33S</meta:editing-duration>
    <meta:editing-cycles>7</meta:editing-cycles>
    <meta:generator>LibreOffice/6.0.7.3$Linux_X86_64 LibreOffice_project/00m0$Build-3</meta:generator>
    <meta:document-statistic meta:table-count="1" meta:cell-count="43" meta:object-count="0"/>
  </office:meta>
</office:document-meta>
</file>